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000000" style:font-name="Arial" fo:font-size="14pt" style:text-underline-style="none" officeooo:rsid="0002bbfc" officeooo:paragraph-rsid="001f7467" fo:background-color="transparent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officeooo:rsid="0005eb6f" officeooo:paragraph-rsid="001f7467" fo:background-color="transparent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officeooo:rsid="0007c8e0" officeooo:paragraph-rsid="001f7467" fo:background-color="transparent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officeooo:rsid="000b6ee0" officeooo:paragraph-rsid="001f7467" fo:background-color="transparent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officeooo:rsid="000ce425" officeooo:paragraph-rsid="001f7467" fo:background-color="transparent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officeooo:rsid="000d8624" officeooo:paragraph-rsid="001f7467" fo:background-color="transparent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fo:font-weight="bold" officeooo:rsid="0004cbf2" officeooo:paragraph-rsid="001f7467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fo:font-weight="bold" officeooo:rsid="00098754" officeooo:paragraph-rsid="001f7467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fo:font-weight="bold" officeooo:rsid="000b6ee0" officeooo:paragraph-rsid="001f7467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fo:font-weight="bold" officeooo:rsid="000ce425" officeooo:paragraph-rsid="001f7467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fo:font-weight="normal" officeooo:rsid="0004cbf2" officeooo:paragraph-rsid="001f7467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Arial" fo:font-size="14pt" style:text-underline-style="none" fo:font-weight="normal" officeooo:rsid="0004cbf2" officeooo:paragraph-rsid="001f7467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fo:font-weight="normal" officeooo:rsid="00098754" officeooo:paragraph-rsid="001f7467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fo:font-weight="normal" officeooo:rsid="000b6ee0" officeooo:paragraph-rsid="001f7467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none" fo:font-weight="normal" officeooo:rsid="000ce425" officeooo:paragraph-rsid="001f746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font-name="Arial" fo:font-size="14pt" style:text-underline-style="solid" style:text-underline-width="auto" style:text-underline-color="font-color" fo:font-weight="bold" officeooo:rsid="0002bbfc" officeooo:paragraph-rsid="001f7467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font-name="Arial" fo:font-size="14pt" fo:font-style="normal" style:text-underline-style="none" fo:font-weight="bold" officeooo:rsid="000d8624" officeooo:paragraph-rsid="001f7467" fo:background-color="transparent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color="#000000" style:font-name="Arial" fo:font-size="14pt" fo:font-style="normal" style:text-underline-style="none" fo:font-weight="normal" officeooo:rsid="000d8624" officeooo:paragraph-rsid="001f746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22b736" officeooo:paragraph-rsid="001f7467" fo:background-color="transparent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23dc3f" officeooo:paragraph-rsid="001f7467" fo:background-color="transparent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2aac73" officeooo:paragraph-rsid="001f7467" fo:background-color="transparent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1f29fa" officeooo:paragraph-rsid="001f7467" fo:background-color="transparent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20754d" officeooo:paragraph-rsid="001f7467" fo:background-color="transparent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Arial" fo:font-size="14pt" fo:letter-spacing="normal" fo:font-style="normal" style:text-underline-style="none" fo:font-weight="normal" officeooo:rsid="0040c9d8" officeooo:paragraph-rsid="001f7467" fo:background-color="transparent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color="#000000" style:font-name="Arial" fo:font-size="14pt" officeooo:rsid="0022b736" officeooo:paragraph-rsid="001f7467" fo:background-color="transparent" style:font-size-asian="14pt" style:font-size-complex="14pt"/>
    </style:style>
    <style:style style:name="P26" style:family="paragraph" style:parent-style-name="Text_20_body">
      <style:paragraph-properties fo:margin-left="0cm" fo:margin-right="0cm" fo:line-height="115%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1f29fa" officeooo:paragraph-rsid="001f7467" fo:background-color="transparent" style:font-size-asian="14pt" style:font-size-complex="14pt"/>
    </style:style>
    <style:style style:name="P27" style:family="paragraph" style:parent-style-name="Text_20_body">
      <style:paragraph-properties fo:margin-left="0cm" fo:margin-right="0cm" fo:line-height="115%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20754d" officeooo:paragraph-rsid="001f7467" fo:background-color="transparent" style:font-size-asian="14pt" style:font-size-complex="14pt"/>
    </style:style>
    <style:style style:name="P28" style:family="paragraph" style:parent-style-name="Text_20_body">
      <style:paragraph-properties fo:line-height="115%"/>
      <style:text-properties fo:color="#000000" officeooo:rsid="0002bbfc" officeooo:paragraph-rsid="001f7467" fo:background-color="transparent"/>
    </style:style>
    <style:style style:name="P29" style:family="paragraph" style:parent-style-name="Text_20_body">
      <style:paragraph-properties fo:line-height="115%"/>
      <style:text-properties fo:color="#000000" style:font-name="Arial" fo:font-size="14pt" officeooo:rsid="00163b21" officeooo:paragraph-rsid="001f7467" fo:background-color="transparent" style:font-size-asian="14pt" style:font-size-complex="14pt"/>
    </style:style>
    <style:style style:name="P30" style:family="paragraph" style:parent-style-name="Text_20_body">
      <style:paragraph-properties fo:line-height="115%"/>
      <style:text-properties fo:color="#000000" style:font-name="Arial" fo:font-size="14pt" officeooo:rsid="0018242f" officeooo:paragraph-rsid="001f7467" fo:background-color="transparent" style:font-size-asian="14pt" style:font-size-complex="14pt"/>
    </style:style>
    <style:style style:name="P31" style:family="paragraph" style:parent-style-name="Text_20_body">
      <style:paragraph-properties fo:line-height="115%"/>
      <style:text-properties fo:color="#000000" style:font-name="Arial" fo:font-size="14pt" officeooo:rsid="001b4a3e" officeooo:paragraph-rsid="001f7467" fo:background-color="transparent" style:font-size-asian="14pt" style:font-size-complex="14pt"/>
    </style:style>
    <style:style style:name="P32" style:family="paragraph" style:parent-style-name="Text_20_body">
      <style:paragraph-properties fo:line-height="115%" fo:text-align="center" style:justify-single-word="false"/>
      <style:text-properties fo:color="#000000" fo:font-size="26pt" style:text-underline-style="solid" style:text-underline-width="auto" style:text-underline-color="font-color" officeooo:rsid="001f7467" officeooo:paragraph-rsid="001f7467" fo:background-color="transparent" style:font-size-asian="26pt" style:font-size-complex="26pt"/>
    </style:style>
    <style:style style:name="P33" style:family="paragraph" style:parent-style-name="Text_20_body">
      <style:paragraph-properties fo:margin-top="0cm" fo:margin-bottom="0.146cm" loext:contextual-spacing="false" fo:line-height="115%" fo:text-align="start" style:justify-single-word="false"/>
      <style:text-properties fo:color="#000000" style:font-name="Arial" fo:font-size="14pt" fo:font-style="normal" style:text-underline-style="none" fo:font-weight="bold" officeooo:rsid="00123351" officeooo:paragraph-rsid="001f7467" fo:background-color="transparent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Text_20_body">
      <style:paragraph-properties fo:margin-top="0cm" fo:margin-bottom="0.146cm" loext:contextual-spacing="false" fo:line-height="115%" fo:text-align="start" style:justify-single-word="false"/>
      <style:text-properties fo:color="#000000" style:font-name="Arial" fo:font-size="14pt" fo:font-style="normal" style:text-underline-style="none" fo:font-weight="bold" officeooo:rsid="000d67b0" officeooo:paragraph-rsid="001f7467" fo:background-color="transparent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>
      <style:paragraph-properties fo:margin-top="0cm" fo:margin-bottom="0.146cm" loext:contextual-spacing="false" fo:line-height="115%" fo:text-align="start" style:justify-single-word="false"/>
      <style:text-properties fo:color="#000000" style:font-name="Arial" fo:font-size="14pt" fo:font-style="normal" style:text-underline-style="none" fo:font-weight="bold" officeooo:rsid="00163b21" officeooo:paragraph-rsid="001f7467" fo:background-color="transparent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officeooo:rsid="0023ca76" officeooo:paragraph-rsid="001f7467" fo:background-color="transparent" style:font-size-asian="14pt" style:font-size-complex="14pt"/>
    </style:style>
    <style:style style:name="P37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officeooo:rsid="0023dc3f" officeooo:paragraph-rsid="001f7467" fo:background-color="transparent" style:font-size-asian="14pt" style:font-size-complex="14pt"/>
    </style:style>
    <style:style style:name="P38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color="#000000" style:font-name="Arial" fo:font-size="14pt" officeooo:rsid="00274819" officeooo:paragraph-rsid="001f7467" fo:background-color="transparent" style:font-size-asian="14pt" style:font-size-complex="14pt"/>
    </style:style>
    <style:style style:name="P39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color="#000000" style:font-name="Arial" fo:font-size="14pt" officeooo:rsid="00274819" officeooo:paragraph-rsid="00274fa7" fo:background-color="transparent" style:font-size-asian="14pt" style:font-size-complex="14pt"/>
    </style:style>
    <style:style style:name="P40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color="#000000" style:font-name="Arial" fo:font-size="14pt" officeooo:rsid="002aac73" officeooo:paragraph-rsid="001f7467" fo:background-color="transparent" style:font-size-asian="14pt" style:font-size-complex="14pt"/>
    </style:style>
    <style:style style:name="P41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color="#000000" style:font-name="Arial" fo:font-size="14pt" officeooo:rsid="00302b98" officeooo:paragraph-rsid="001f7467" fo:background-color="transparent" style:font-size-asian="14pt" style:font-size-complex="14pt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fo:color="#000000" style:font-name="Arial" fo:font-size="14pt" officeooo:rsid="0002bbfc" officeooo:paragraph-rsid="001f7467" fo:background-color="transparent" style:font-size-asian="14pt" style:font-size-complex="14pt"/>
    </style:style>
    <style:style style:name="P43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officeooo:paragraph-rsid="001f7467" fo:background-color="transparent" style:font-size-asian="14pt" style:font-size-complex="14pt"/>
    </style:style>
    <style:style style:name="P44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officeooo:rsid="00108ae8" officeooo:paragraph-rsid="001f7467" fo:background-color="transparent" style:font-size-asian="14pt" style:font-size-complex="14pt"/>
    </style:style>
    <style:style style:name="P45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officeooo:rsid="00123351" officeooo:paragraph-rsid="001f7467" fo:background-color="transparent" style:font-size-asian="14pt" style:font-size-complex="14pt"/>
    </style:style>
    <style:style style:name="P46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officeooo:rsid="00163b21" officeooo:paragraph-rsid="001f7467" fo:background-color="transparent" style:font-size-asian="14pt" style:font-size-complex="14pt"/>
    </style:style>
    <style:style style:name="P47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officeooo:rsid="0018242f" officeooo:paragraph-rsid="001f7467" fo:background-color="transparent" style:font-size-asian="14pt" style:font-size-complex="14pt"/>
    </style:style>
    <style:style style:name="P48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officeooo:rsid="001b4a3e" officeooo:paragraph-rsid="001f7467" fo:background-color="transparent" style:font-size-asian="14pt" style:font-size-complex="14pt"/>
    </style:style>
    <style:style style:name="P49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solid" style:text-underline-width="auto" style:text-underline-color="font-color" officeooo:rsid="0002bbfc" officeooo:paragraph-rsid="001f7467" fo:background-color="transparent" style:font-size-asian="14pt" style:font-size-complex="14pt"/>
    </style:style>
    <style:style style:name="P50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7a901" officeooo:paragraph-rsid="001f7467" fo:background-color="transparent" style:font-size-asian="14pt" style:font-size-complex="14pt"/>
    </style:style>
    <style:style style:name="P51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7a901" officeooo:paragraph-rsid="002a8f65" fo:background-color="transparent" style:font-size-asian="14pt" style:font-size-complex="14pt"/>
    </style:style>
    <style:style style:name="P52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8d62e" officeooo:paragraph-rsid="001f7467" fo:background-color="transparent" style:font-size-asian="14pt" style:font-size-complex="14pt"/>
    </style:style>
    <style:style style:name="P53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8d62e" officeooo:paragraph-rsid="002a8f65" fo:background-color="transparent" style:font-size-asian="14pt" style:font-size-complex="14pt"/>
    </style:style>
    <style:style style:name="P54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a8034" officeooo:paragraph-rsid="001f7467" fo:background-color="transparent" style:font-size-asian="14pt" style:font-size-complex="14pt"/>
    </style:style>
    <style:style style:name="P55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a8034" officeooo:paragraph-rsid="002a8f65" fo:background-color="transparent" style:font-size-asian="14pt" style:font-size-complex="14pt"/>
    </style:style>
    <style:style style:name="P56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b32d2" officeooo:paragraph-rsid="001f7467" fo:background-color="transparent" style:font-size-asian="14pt" style:font-size-complex="14pt"/>
    </style:style>
    <style:style style:name="P57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b32d2" officeooo:paragraph-rsid="002d45f7" fo:background-color="transparent" style:font-size-asian="14pt" style:font-size-complex="14pt"/>
    </style:style>
    <style:style style:name="P58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d0ff8" officeooo:paragraph-rsid="001f7467" fo:background-color="transparent" style:font-size-asian="14pt" style:font-size-complex="14pt"/>
    </style:style>
    <style:style style:name="P59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d0ff8" officeooo:paragraph-rsid="002d45f7" fo:background-color="transparent" style:font-size-asian="14pt" style:font-size-complex="14pt"/>
    </style:style>
    <style:style style:name="P60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eafc4" officeooo:paragraph-rsid="001f7467" fo:background-color="transparent" style:font-size-asian="14pt" style:font-size-complex="14pt"/>
    </style:style>
    <style:style style:name="P61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edeae" officeooo:paragraph-rsid="001f7467" fo:background-color="transparent" style:font-size-asian="14pt" style:font-size-complex="14pt"/>
    </style:style>
    <style:style style:name="P62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ef27a" officeooo:paragraph-rsid="001f7467" fo:background-color="transparent" style:font-size-asian="14pt" style:font-size-complex="14pt"/>
    </style:style>
    <style:style style:name="P63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fa8ee" officeooo:paragraph-rsid="001f7467" fo:background-color="transparent" style:font-size-asian="14pt" style:font-size-complex="14pt"/>
    </style:style>
    <style:style style:name="P64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408b34" officeooo:paragraph-rsid="001f7467" fo:background-color="transparent" style:font-size-asian="14pt" style:font-size-complex="14pt"/>
    </style:style>
    <style:style style:name="P6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4pt" style:text-underline-style="none" fo:font-weight="normal" officeooo:rsid="00046ba8" officeooo:paragraph-rsid="001f7467" fo:background-color="transparent" style:font-size-asian="14pt" style:font-weight-asian="normal" style:font-size-complex="14pt" style:font-weight-complex="normal"/>
    </style:style>
    <style:style style:name="P6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4pt" style:text-underline-style="none" fo:font-weight="bold" officeooo:rsid="00046ba8" officeooo:paragraph-rsid="001f7467" fo:background-color="transparent" style:font-size-asian="14pt" style:font-weight-asian="bold" style:font-size-complex="14pt" style:font-weight-complex="bold"/>
    </style:style>
    <style:style style:name="P67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4pt" fo:font-style="normal" style:text-underline-style="none" fo:font-weight="normal" officeooo:rsid="00123351" officeooo:paragraph-rsid="001f746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4pt" fo:font-style="normal" style:text-underline-style="none" fo:font-weight="normal" officeooo:rsid="000d67b0" officeooo:paragraph-rsid="001f746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4pt" fo:font-style="normal" style:text-underline-style="none" fo:font-weight="normal" officeooo:rsid="0014f96e" officeooo:paragraph-rsid="001f746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4pt" fo:font-style="normal" style:text-underline-style="none" fo:font-weight="bold" officeooo:rsid="0014f96e" officeooo:paragraph-rsid="001f7467" fo:background-color="transparent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Text_20_body">
      <style:paragraph-properties fo:margin-top="0cm" fo:margin-bottom="0cm" loext:contextual-spacing="false" fo:line-height="100%"/>
      <style:text-properties fo:color="#000000" style:font-name="Arial" fo:font-size="14pt" fo:font-weight="normal" officeooo:rsid="0014f96e" officeooo:paragraph-rsid="001f7467" fo:background-color="transparent" style:font-size-asian="14pt" style:font-weight-asian="normal" style:font-size-complex="14pt" style:font-weight-complex="normal"/>
    </style:style>
    <style:style style:name="P72" style:family="paragraph" style:parent-style-name="Text_20_body">
      <style:paragraph-properties fo:margin-top="0cm" fo:margin-bottom="0cm" loext:contextual-spacing="false" fo:line-height="115%"/>
      <style:text-properties fo:color="#ff0000" fo:font-size="14pt" officeooo:rsid="0023dc3f" officeooo:paragraph-rsid="001f7467" style:font-size-asian="12.25pt" style:font-size-complex="14pt"/>
    </style:style>
    <style:style style:name="P73" style:family="paragraph" style:parent-style-name="Text_20_body">
      <style:paragraph-properties fo:margin-top="0cm" fo:margin-bottom="0.046cm" loext:contextual-spacing="false" fo:line-height="100%"/>
      <style:text-properties fo:color="#000000" style:font-name="Arial" fo:font-size="14pt" fo:font-weight="normal" officeooo:rsid="0014f96e" officeooo:paragraph-rsid="001f7467" fo:background-color="transparent" style:font-size-asian="14pt" style:font-weight-asian="normal" style:font-size-complex="14pt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21cd6e" officeooo:paragraph-rsid="001f7467" fo:background-color="transparent" style:font-size-asian="14pt" style:font-size-complex="14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rsid="00274819" officeooo:paragraph-rsid="001f7467" fo:background-color="transparent" style:font-size-asian="14pt" style:font-size-complex="14pt"/>
    </style:style>
    <style:style style:name="P76" style:family="paragraph" style:parent-style-name="Text_20_body" style:list-style-name="L1">
      <style:paragraph-properties fo:margin-top="0cm" fo:margin-bottom="0cm" loext:contextual-spacing="false" fo:line-height="115%"/>
      <style:text-properties officeooo:paragraph-rsid="002f0cc7"/>
    </style:style>
    <style:style style:name="P77" style:family="paragraph" style:parent-style-name="Text_20_body" style:list-style-name="L1">
      <style:paragraph-properties fo:margin-top="0cm" fo:margin-bottom="0cm" loext:contextual-spacing="false" fo:line-height="115%"/>
      <style:text-properties officeooo:paragraph-rsid="0020cc7e"/>
    </style:style>
    <style:style style:name="P78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3fa8ee" officeooo:paragraph-rsid="001f7467" fo:background-color="transparent" style:font-size-asian="14pt" style:font-size-complex="14pt"/>
    </style:style>
    <style:style style:name="P79" style:family="paragraph" style:parent-style-name="Text_20_body">
      <style:paragraph-properties fo:margin-top="0cm" fo:margin-bottom="0cm" loext:contextual-spacing="false" fo:line-height="115%"/>
      <style:text-properties fo:color="#000000" style:font-name="Arial" fo:font-size="14pt" style:text-underline-style="none" officeooo:rsid="002eb82f" officeooo:paragraph-rsid="002eb82f" fo:background-color="transparent" style:font-size-asian="14pt" style:font-size-complex="14pt"/>
    </style:style>
    <style:style style:name="T1" style:family="text">
      <style:text-properties officeooo:rsid="00046ba8"/>
    </style:style>
    <style:style style:name="T2" style:family="text">
      <style:text-properties officeooo:rsid="00037ac5"/>
    </style:style>
    <style:style style:name="T3" style:family="text">
      <style:text-properties officeooo:rsid="00098754"/>
    </style:style>
    <style:style style:name="T4" style:family="text">
      <style:text-properties officeooo:rsid="000b6ee0"/>
    </style:style>
    <style:style style:name="T5" style:family="text">
      <style:text-properties officeooo:rsid="001380c8"/>
    </style:style>
    <style:style style:name="T6" style:family="text">
      <style:text-properties officeooo:rsid="0020754d"/>
    </style:style>
    <style:style style:name="T7" style:family="text">
      <style:text-properties officeooo:rsid="0021cd6e"/>
    </style:style>
    <style:style style:name="T8" style:family="text">
      <style:text-properties officeooo:rsid="0023ca76"/>
    </style:style>
    <style:style style:name="T9" style:family="text">
      <style:text-properties fo:font-variant="normal" fo:text-transform="none" fo:color="#000000" style:font-name="Arial" fo:letter-spacing="normal" fo:font-style="normal" fo:font-weight="normal" fo:background-color="transparent" loext:char-shading-value="0" style:font-size-asian="14pt"/>
    </style:style>
    <style:style style:name="T10" style:family="text">
      <style:text-properties officeooo:rsid="002ec9ae"/>
    </style:style>
    <style:style style:name="T11" style:family="text">
      <style:text-properties officeooo:rsid="0027ee63"/>
    </style:style>
    <style:style style:name="T12" style:family="text">
      <style:text-properties officeooo:rsid="0038d62e"/>
    </style:style>
    <style:style style:name="T13" style:family="text">
      <style:text-properties officeooo:rsid="003d0ff8"/>
    </style:style>
    <style:style style:name="T14" style:family="text">
      <style:text-properties officeooo:rsid="003edeae"/>
    </style:style>
    <style:style style:name="T15" style:family="text">
      <style:text-properties officeooo:rsid="003ef27a"/>
    </style:style>
    <style:style style:name="T16" style:family="text">
      <style:text-properties officeooo:rsid="0040c9d8"/>
    </style:style>
    <style:style style:name="T17" style:family="text">
      <style:text-properties officeooo:rsid="003fa8ee"/>
    </style:style>
    <style:style style:name="T18" style:family="text">
      <style:text-properties officeooo:rsid="003b32d2"/>
    </style:style>
    <style:style style:name="T19" style:family="text">
      <style:text-properties fo:color="#000000" style:font-name="Arial" fo:background-color="transparent" loext:char-shading-value="0" style:font-size-asian="14pt"/>
    </style:style>
    <style:style style:name="T20" style:family="text">
      <style:text-properties fo:color="#000000" style:font-name="Arial" officeooo:rsid="00274fa7" fo:background-color="transparent" loext:char-shading-value="0" style:font-size-asian="14pt"/>
    </style:style>
    <style:style style:name="T21" style:family="text">
      <style:text-properties fo:color="#000000" fo:font-size="20pt" fo:font-style="italic" officeooo:rsid="002f0cc7" fo:background-color="transparent" loext:char-shading-value="0" style:font-size-asian="20pt" style:font-style-asian="italic" style:font-size-complex="20pt" style:font-style-complex="italic"/>
    </style:style>
    <style:style style:name="T22" style:family="text">
      <style:text-properties fo:color="#000000" fo:font-size="20pt" fo:font-style="italic" officeooo:rsid="0020cc7e" fo:background-color="transparent" loext:char-shading-value="0" style:font-size-asian="20pt" style:font-style-asian="italic" style:font-size-complex="20pt" style:font-style-complex="italic"/>
    </style:style>
    <style:style style:name="T23" style:family="text">
      <style:text-properties fo:color="#000000" fo:font-size="20pt" fo:font-style="italic" officeooo:rsid="00219b1a" fo:background-color="transparent" loext:char-shading-value="0" style:font-size-asian="20pt" style:font-style-asian="italic" style:font-size-complex="20pt" style:font-style-complex="italic"/>
    </style:style>
    <style:style style:name="T24" style:family="text">
      <style:text-properties officeooo:rsid="00123351"/>
    </style:style>
    <style:style style:name="T25" style:family="text">
      <style:text-properties style:text-underline-style="none" officeooo:rsid="003a8034"/>
    </style:style>
    <style:style style:name="T26" style:family="text">
      <style:text-properties style:text-underline-style="none" officeooo:rsid="002a8f65"/>
    </style:style>
    <style:style style:name="T27" style:family="text">
      <style:text-properties style:text-underline-style="none" officeooo:rsid="002d45f7"/>
    </style:style>
    <style:style style:name="T28" style:family="text">
      <style:text-properties officeooo:rsid="00219b1a"/>
    </style:style>
    <style:style style:name="T29" style:family="text">
      <style:text-properties officeooo:rsid="002366f2"/>
    </style:style>
    <style:style style:name="T30" style:family="text">
      <style:text-properties officeooo:rsid="00253325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255685"/>
    </style:style>
    <style:style style:name="T33" style:family="text">
      <style:text-properties officeooo:rsid="0025e87e"/>
    </style:style>
    <style:style style:name="T34" style:family="text">
      <style:text-properties officeooo:rsid="00274fa7"/>
    </style:style>
    <style:style style:name="T35" style:family="text">
      <style:text-properties officeooo:rsid="002900eb"/>
    </style:style>
    <style:style style:name="T36" style:family="text">
      <style:text-properties officeooo:rsid="002a8f65"/>
    </style:style>
    <style:style style:name="T37" style:family="text">
      <style:text-properties officeooo:rsid="002b84e1"/>
    </style:style>
    <style:style style:name="T38" style:family="text">
      <style:text-properties officeooo:rsid="002d45f7"/>
    </style:style>
    <style:style style:name="T39" style:family="text">
      <style:text-properties officeooo:rsid="002d91ce"/>
    </style:style>
    <style:style style:name="T40" style:family="text">
      <style:text-properties officeooo:rsid="002eb8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Examen d’éthique 2018</text:p>
      <text:p text:style-name="P28"/>
      <text:list xml:id="list3704381438734635701" text:style-name="L1">
        <text:list-item>
          <text:p text:style-name="P76"><text:span text:style-name="T21"><text:s/>Le barème initial prévoit un point par question avec une correction en 0-1.</text:span></text:p>
        </text:list-item>
        <text:list-item>
          <text:p text:style-name="P77"><text:span text:style-name="T22">Notez la ou les réponse(s) juste</text:span><text:span text:style-name="T23">(</text:span><text:span text:style-name="T22">s</text:span><text:span text:style-name="T23">)</text:span><text:span text:style-name="T22">. </text:span></text:p>
        </text:list-item>
        <text:list-item>
          <text:p text:style-name="P76"><text:span text:style-name="T21">Lisez chaque énoncé attentivement.</text:span></text:p>
        </text:list-item>
      </text:list>
      <text:p text:style-name="P28"/>
      <text:p text:style-name="P42"><text:span text:style-name="T1">1/ </text:span>Qu’est ce que l’éthique?</text:p>
      <text:p text:style-name="P42"/>
      <text:p text:style-name="P42">A<text:span text:style-name="T29">)</text:span><text:tab/>L’éthique est une sous discipline de l’épistémologie.</text:p>
      <text:p text:style-name="P42">B<text:span text:style-name="T29">)</text:span><text:tab/>L’éthique est une branche majeure de la philosophie.</text:p>
      <text:p text:style-name="P42">C<text:span text:style-name="T29">)</text:span><text:tab/>L’éthique est une discipline purement théorique.</text:p>
      <text:p text:style-name="P42">D<text:span text:style-name="T29">)</text:span><text:tab/><text:span text:style-name="T2">Il n’existe aucune différence entre règles de droit et règles morales.</text:span></text:p>
      <text:p text:style-name="P1"/>
      <text:p text:style-name="P65">2/ Qu’est ce que la bioéthique?</text:p>
      <text:p text:style-name="P65"/>
      <text:p text:style-name="P65">A<text:span text:style-name="T29">)</text:span><text:tab/>La bioéthique est une sous discipline de l’éthique.</text:p>
      <text:p text:style-name="P65">B<text:span text:style-name="T29">)</text:span><text:tab/>La bioéthique s’intéresse aux dilemmes moraux soulevés par les <text:tab/>avancées de la médecine et de la biologie.</text:p>
      <text:p text:style-name="P65">C<text:span text:style-name="T29">)</text:span><text:tab/>La bioéthique est une sous discipline de l’éthique médicale.</text:p>
      <text:p text:style-name="P65">D<text:span text:style-name="T29">)</text:span><text:tab/>La recherche sur modèle<text:span text:style-name="T29">s</text:span> animaux ne relève pas de la bioéthique.</text:p>
      <text:p text:style-name="P66"/>
      <text:p text:style-name="P12">3/ <text:s/>Question sur les dilemmes moraux:</text:p>
      <text:p text:style-name="P12"/>
      <text:p text:style-name="P12">A<text:span text:style-name="T29">)</text:span><text:tab/>Le dilemme morale permet de d<text:span text:style-name="T29">é</text:span>crire ce qui est « juste », sous forme <text:tab/>d’allégorie.</text:p>
      <text:p text:style-name="P11">B<text:span text:style-name="T29">)</text:span><text:tab/>C’est sous la forme de dilemmes moraux qu’ était enseign<text:span text:style-name="T29">é</text:span> l’éthique <text:tab/>dans la philosophie présocratique.</text:p>
      <text:p text:style-name="P11">C<text:span text:style-name="T29">)</text:span><text:tab/>Les dilemmes moraux incitent à la réflexion éthique.</text:p>
      <text:p text:style-name="P11">D<text:span text:style-name="T29">)</text:span><text:tab/>Les dilemmes moraux déstabilise<text:span text:style-name="T29">nt</text:span> nos systèmes de valeurs.</text:p>
      <text:p text:style-name="P7"/>
      <text:p text:style-name="P2">4/ <text:span text:style-name="T29">L</text:span>’éthique platonicienne:</text:p>
      <text:p text:style-name="P2"/>
      <text:p text:style-name="P2">A<text:span text:style-name="T29">)</text:span><text:tab/>L’éthique platonicienne est un prolongement de la sophistique.</text:p>
      <text:p text:style-name="P2">B<text:span text:style-name="T29">)</text:span><text:tab/>L’empirisme est à la base de l’éthique platonicienne.</text:p>
      <text:p text:style-name="P2">C<text:span text:style-name="T29">)</text:span><text:tab/>Pour Platon, la vertu s’acquiert par l’usage de la raisonnable.</text:p>
      <text:p text:style-name="P2">D<text:span text:style-name="T29">)</text:span><text:tab/>Dans la philosophie platonicienne, l’éthique est une science.</text:p>
      <text:p text:style-name="P16"/>
      <text:p text:style-name="P16"><text:soft-page-break/></text:p>
      <text:p text:style-name="P16"/>
      <text:p text:style-name="P16"/>
      <text:p text:style-name="P16"/>
      <text:p text:style-name="P3">5/ L’épicurisme:</text:p>
      <text:p text:style-name="P3"/>
      <text:p text:style-name="P3">A<text:span text:style-name="T29">)</text:span><text:tab/>L’épicurisme est un courant de pensée Grecque, inventé par Épicure </text:p>
      <text:p text:style-name="P3"><text:tab/>au III av-JC.</text:p>
      <text:p text:style-name="P3">B<text:span text:style-name="T29">)</text:span><text:tab/>L’épicurisme cherche avant tout la maximisation des plaisirs, plutôt que <text:tab/>la minimisation de la souffrance.</text:p>
      <text:p text:style-name="P3">C<text:span text:style-name="T29">)</text:span><text:tab/><text:span text:style-name="T3">Tout comme Aristote et Platon, Épicure est un atomiste.</text:span></text:p>
      <text:p text:style-name="P13">D<text:span text:style-name="T30">)</text:span><text:tab/>L’épicurisme est le seul courant de pensée se réclam<text:span text:style-name="T29">a</text:span>nt de <text:tab/>l’eudémonisme.</text:p>
      <text:p text:style-name="P8"/>
      <text:p text:style-name="P3">5/ L<text:span text:style-name="T4">e souverain bien</text:span>:</text:p>
      <text:p text:style-name="P3"/>
      <text:p text:style-name="P3">A<text:span text:style-name="T30">)</text:span><text:tab/>D’après<text:span text:style-name="T4"> Platon, le souverain bien est indissociable de la vertu.</text:span></text:p>
      <text:p text:style-name="P4">B<text:span text:style-name="T30">)</text:span><text:tab/>D’après Épicure, le souverain bien est indi<text:span text:style-name="T30">ssociable</text:span> du plaisir. </text:p>
      <text:p text:style-name="P3"><text:span text:style-name="T4">C)</text:span><text:tab/>D’après<text:span text:style-name="T4"> Kant, le souverain bien est indissociable de la vertu.</text:span></text:p>
      <text:p text:style-name="P14">D<text:span text:style-name="T30">)</text:span><text:tab/><text:span text:style-name="T30">D’après Aristote, l</text:span>e souverain bien est l’objectif ultime de tout homme.</text:p>
      <text:p text:style-name="P9"/>
      <text:p text:style-name="P5">6/ D’après l’épicurisme:</text:p>
      <text:p text:style-name="P15"/>
      <text:p text:style-name="P15">A<text:span text:style-name="T30">)</text:span><text:tab/>La mort n’est pas à craindre, car il existe un monde éternelle ou <text:tab/>persiste l’âme humaine après la mort.</text:p>
      <text:p text:style-name="P15">B<text:span text:style-name="T30">)</text:span><text:tab/>L’immortalité peut être atteint par l’ataraxie.</text:p>
      <text:p text:style-name="P15">C<text:span text:style-name="T30">)</text:span><text:tab/>L’ataraxie est la recherche du plaisir.</text:p>
      <text:p text:style-name="P15">D<text:span text:style-name="T30">)</text:span><text:tab/>La prudence (phronosis) est une vertu cardinale de l’épicurisme.</text:p>
      <text:p text:style-name="P10"/>
      <text:p text:style-name="P6">7/ Jeremy Bentham:</text:p>
      <text:p text:style-name="P6"/>
      <text:p text:style-name="P6">A<text:span text:style-name="T30">)</text:span><text:tab/>Jeremy Bentham est un philosophe irlandais du 17ème siècle.</text:p>
      <text:p text:style-name="P6">B<text:span text:style-name="T30">)</text:span><text:tab/>Jeremy Bentham est l’inventeur du courant de pensée utilitariste.</text:p>
      <text:p text:style-name="P6">C<text:span text:style-name="T30">)</text:span><text:tab/>Jeremy Bentham a été un des premiers théoriciens du droit des <text:tab/><text:span text:style-name="T31">minorités.</text:span></text:p>
      <text:p text:style-name="P18">D<text:span text:style-name="T30">)</text:span><text:tab/>Son œuvre a eu une influence marqué<text:span text:style-name="T30">e</text:span> sur le marxisme.</text:p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44">8/ John Stuart Mill <text:span text:style-name="T30">(JSM)</text:span>:</text:p>
      <text:p text:style-name="P44"/>
      <text:p text:style-name="P44"><text:span text:style-name="T24">A)<text:tab/> JSM est u</text:span>n disciple de Bentham</text:p>
      <text:p text:style-name="P45">B<text:span text:style-name="T30">)<text:tab/></text:span> JS<text:span text:style-name="T30">M</text:span> a participé à la diffusion du déontologisme en Angleterre</text:p>
      <text:p text:style-name="P45">C<text:span text:style-name="T30">)<text:tab/></text:span> <text:span text:style-name="T5">Contrairement à Jeremy Bentham, JSM conçoit uniquement la <text:tab/> <text:tab/> satisfaction des désirs d’un point de vue quantitatif.</text:span></text:p>
      <text:p text:style-name="P67">D<text:span text:style-name="T30">)<text:tab/></text:span> <text:span text:style-name="T5">JSM est un utilitariste anglais.</text:span></text:p>
      <text:p text:style-name="P33"/>
      <text:p text:style-name="P34"/>
      <text:p text:style-name="P68">9/ <text:span text:style-name="T30">Les grands courants de pensées éthiques:</text:span></text:p>
      <text:p text:style-name="P68"/>
      <text:p text:style-name="P71">A<text:span text:style-name="T30">)<text:tab/>O</text:span>n distingue deux grands courants éthiques: le conséquentialisme et <text:tab/>le déontologisme.</text:p>
      <text:p text:style-name="P73">B<text:span text:style-name="T30">)<text:tab/></text:span>On distingue deux grands courants de pensée éthique: le téléologisme <text:tab/>et la déontologie.</text:p>
      <text:p text:style-name="P71">C<text:span text:style-name="T30">)<text:tab/>L</text:span>e critère moral du conséquentialisme eudémonisme est la recherche <text:tab/>du plaisir pour le plus grand nombre.</text:p>
      <text:p text:style-name="P69">D<text:span text:style-name="T30">)<text:tab/>L</text:span>e critère moral d’une forme d’utilitarisme est la recherche du plaisir <text:tab/>pour le plus grand nombre.</text:p>
      <text:p text:style-name="P70"/>
      <text:p text:style-name="P46">10/ Les nuances de pensées dans le courant utilitariste:</text:p>
      <text:p text:style-name="P46"/>
      <text:p text:style-name="P46"><text:span text:style-name="T32">A)<text:tab/></text:span>John Stuart Mill défend un utilitarisme eudémonisme.</text:p>
      <text:p text:style-name="P46"><text:span text:style-name="T32">B)<text:tab/></text:span>Jeremy Bentham défend un utilitarisme eudémonisme.</text:p>
      <text:p text:style-name="P46"><text:span text:style-name="T32">C)<text:tab/></text:span>John Stuart Mill défend un utilitarisme hédoniste.</text:p>
      <text:p text:style-name="P29"><text:span text:style-name="T32">D)<text:tab/></text:span>Jeremy Bentham défend un utilitarisme hédoniste.</text:p>
      <text:p text:style-name="P35"/>
      <text:p text:style-name="P35"/>
      <text:p text:style-name="P47">11/ les principes de l’utilitarisme sont :</text:p>
      <text:p text:style-name="P47"/>
      <text:p text:style-name="P47">A<text:span text:style-name="T32">)<text:tab/>L</text:span>e principe du bien être.</text:p>
      <text:p text:style-name="P47">B<text:span text:style-name="T32">)<text:tab/>L</text:span>e conséquentialisme.</text:p>
      <text:p text:style-name="P47">C<text:span text:style-name="T32">)<text:tab/>L</text:span>e principe d’agrégation.</text:p>
      <text:p text:style-name="P47">D<text:span text:style-name="T32">)<text:tab/>L</text:span>e principe de maximisation.</text:p>
      <text:p text:style-name="P47">E<text:span text:style-name="T32">)<text:tab/>L</text:span>e principe d’impartialité et d’universalisme.</text:p>
      <text:p text:style-name="P47"><text:soft-page-break/></text:p>
      <text:p text:style-name="P30"/>
      <text:p text:style-name="P30"/>
      <text:p text:style-name="P30"/>
      <text:p text:style-name="P48">12/ L<text:span text:style-name="T33">es </text:span>différentes formes d<text:span text:style-name="T33">e l’</text:span>utilitarisme:</text:p>
      <text:p text:style-name="P48"/>
      <text:p text:style-name="P48">A<text:span text:style-name="T33">)<text:tab/></text:span>L’utilitarisme de l’acte permet l’évaluation morale d’un acte a priori.</text:p>
      <text:p text:style-name="P48">B<text:span text:style-name="T33">)<text:tab/></text:span>L’utilitarisme de l’acte permet l’évaluation morale d’un acte uniquement <text:tab/>a posteriori.</text:p>
      <text:p text:style-name="P48">C<text:span text:style-name="T33">)<text:tab/></text:span>Contrairement aux autres courants de l’utilitarisme, l’utilitarisme de la <text:tab/>règle appartient à l’éthique déontologique.</text:p>
      <text:p text:style-name="P48">D<text:span text:style-name="T33">)<text:tab/></text:span>L’utilitarisme de la règle se rapproche de l’éthique kantienne. Ces deux <text:tab/>philosophie ont en commun un principe d’universalité de la règle <text:tab/>morale.</text:p>
      <text:p text:style-name="P31"/>
      <text:p text:style-name="P22">13/ <text:span text:style-name="T33">M</text:span>orale kantienne I :</text:p>
      <text:p text:style-name="P22"/>
      <text:p text:style-name="P22">A<text:span text:style-name="T33">)<text:tab/></text:span>La morale kantienne se fonde sur la liberté.</text:p>
      <text:p text:style-name="P22">B<text:span text:style-name="T33">)<text:tab/>Le principe d’égalité est le moteur de la morale kantienne.</text:span></text:p>
      <text:p text:style-name="P23">C<text:span text:style-name="T33">)<text:tab/></text:span>La morale est envisageable uniquement chez l’Homme, du fait de sa <text:tab/>capacité à s’extraire de son déterminisme naturel.</text:p>
      <text:p text:style-name="P23">D<text:span text:style-name="T33">)<text:tab/></text:span>D’après Kant, la morale tire son essence de la compréhension des <text:tab/>phénomènes. </text:p>
      <text:p text:style-name="P27"/>
      <text:p text:style-name="P26">1<text:span text:style-name="T7">4</text:span>/ <text:span text:style-name="T33">M</text:span>orale kantienne <text:span text:style-name="T6">II</text:span> :</text:p>
      <text:p text:style-name="P26"/>
      <text:p text:style-name="P26">A<text:span text:style-name="T33">)<text:tab/>D’après Kant, la morale est une faculté acquise à travers l’éducation.</text:span></text:p>
      <text:p text:style-name="P26">B<text:span text:style-name="T33">)<text:tab/>D’après Kant, la morale est une faculté innée.</text:span></text:p>
      <text:p text:style-name="P27">C<text:span text:style-name="T33">)<text:tab/></text:span>Tout comme Rousseau, Kant présuppose que l’Homme est <text:tab/>naturellement bon.</text:p>
      <text:p text:style-name="P27">D<text:span text:style-name="T33">)<text:tab/></text:span>L’altruisme est une valeur morale accessible à l’Homme à travers sa <text:tab/>liberté de choix.</text:p>
      <text:p text:style-name="P27"/>
      <text:p text:style-name="P27"/>
      <text:p text:style-name="P27"><text:soft-page-break/></text:p>
      <text:p text:style-name="P27"/>
      <text:p text:style-name="P27"/>
      <text:p text:style-name="P22">1<text:span text:style-name="T8">5</text:span>/ <text:span text:style-name="T33">M</text:span>orale kantienne <text:span text:style-name="T6">III</text:span> :</text:p>
      <text:p text:style-name="P22"/>
      <text:p text:style-name="P22">A<text:span text:style-name="T33">)<text:tab/>Tout comme Platon, Kant distingue le monde des idées (noumènes), du <text:tab/>monde sensibles (phénomènes).</text:span></text:p>
      <text:p text:style-name="P74">B)<text:tab/>Les noumènes sont accessibles à la connaissance.</text:p>
      <text:p text:style-name="P23">C<text:span text:style-name="T33">)<text:tab/></text:span>La philosophie kantienne résout l’antinomie entre liberté et <text:tab/>déterminisme naturel par un dualisme <text:span text:style-name="T33">entre</text:span> phénomènes et noumènes. </text:p>
      <text:p text:style-name="P23">D<text:span text:style-name="T33">)<text:tab/></text:span>D’après Kant, l’infini est un phénomène. Accessible à la connaissance, <text:tab/>il s’agit d’un concept <text:span text:style-name="T33">d’ailleurs </text:span>utilisé dans les mathématiques.</text:p>
      <text:p text:style-name="P23"/>
      <text:p text:style-name="P25">1<text:span text:style-name="T8">6)</text:span> Morale kantienne IV:</text:p>
      <text:p text:style-name="P25"/>
      <text:p text:style-name="P25">A<text:span text:style-name="T33">)<text:tab/></text:span>La bonne volonté est une volonté dont les intentions sont pures.</text:p>
      <text:p text:style-name="P25">B<text:span text:style-name="T33">)<text:tab/></text:span>Une volonté est caractérisé comme pure, lorsqu’elle a enclenché une <text:tab/>action qui a remplit ses objectifs.</text:p>
      <text:p text:style-name="P25">C<text:span text:style-name="T33">)<text:tab/>La raison <text:s/>est nécessaire à l’application d’une volonté pure.</text:span></text:p>
      <text:p text:style-name="P19">D<text:span text:style-name="T33">)<text:tab/>La volonté pure est synonyme de bonne volonté dans l’idéologie <text:tab/>kantienne.</text:span></text:p>
      <text:p text:style-name="P19"/>
      <text:p text:style-name="P36">17/ <text:span text:style-name="T33">M</text:span>orale kantienne V :</text:p>
      <text:p text:style-name="P36"/>
      <text:p text:style-name="P36">A<text:span text:style-name="T33">)<text:tab/>E</text:span>st morale ce qui relève de l’impératif hypothétique.</text:p>
      <text:p text:style-name="P36">B<text:span text:style-name="T34">)<text:tab/>E</text:span>st morale ce qui relève de l’impératif catégorique.</text:p>
      <text:p text:style-name="P36">C<text:span text:style-name="T34">)<text:tab/></text:span>L’impératif ce rapporte à « ce que je peux faire ».</text:p>
      <text:p text:style-name="P36">D<text:span text:style-name="T34">)<text:tab/>E</text:span>st catégorique ce qui ne relève d’aucune hypothèse.</text:p>
      <text:p text:style-name="P36"/>
      <text:p text:style-name="P36">18/ <text:span text:style-name="T34">M</text:span>orale kantienne VI :</text:p>
      <text:p text:style-name="P36"/>
      <text:p text:style-name="P36">A<text:span text:style-name="T34">)<text:tab/>L’impératif hypothétique s’inscrit dans une forme de déterminisme.</text:span></text:p>
      <text:p text:style-name="P36">B<text:span text:style-name="T34">)<text:tab/>L’impératif hypothétique suit le schéma suivant : «  Si….., je dois ».</text:span></text:p>
      <text:p text:style-name="P36">C<text:span text:style-name="T34">)<text:tab/>Dans certains cas, un impératif est à la fois hypothétique et <text:tab/>catégorique.</text:span></text:p>
      <text:p text:style-name="P36">D<text:span text:style-name="T34">)<text:tab/>L’impératif hypothétique suit le schéma suivant : «  je dois... ».</text:span></text:p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7">19/ <text:span text:style-name="T34">M</text:span>orale kantienne VII:</text:p>
      <text:p text:style-name="P37"/>
      <text:p text:style-name="P72"><text:span text:style-name="T19">A</text:span><text:span text:style-name="T20">)<text:tab/>L</text:span><text:span text:style-name="T19">’impératif catégorique peut être reformulé comme suis :</text:span><text:span text:style-name="Emphasis"><text:span text:style-name="T9">“Agis comme si <text:tab/>la maxime de ton action devait être érigée par ta volonté </text:span></text:span><text:span text:style-name="T9">”.</text:span></text:p>
      <text:p text:style-name="P37">B<text:span text:style-name="T34">)<text:tab/>L’impératif catégorique doit suivre un principe d’universalité.</text:span></text:p>
      <text:p text:style-name="P20">C<text:span text:style-name="T34">)<text:tab/>Une autre formulation de l’impératif catégorique est la suivante : “Agis <text:tab/>de telle sorte que tu traites l’humanité […] toujours comme un fin et <text:tab/>jamais simplement comme un moyen”.</text:span><text:line-break/>D<text:span text:style-name="T34">)<text:tab/>L’impératif catégorique forme également la base de l’utilitarisme, Kant <text:tab/>n’a fait que le formaliser dans sa métaphysique des mœurs.</text:span></text:p>
      <text:p text:style-name="P20"/>
      <text:p text:style-name="P39">20/ <text:span text:style-name="T34">Morale Nietzschéenne I</text:span>:</text:p>
      <text:p text:style-name="P38"/>
      <text:p text:style-name="P38">A<text:span text:style-name="T34">)<text:tab/></text:span>Nietzsche est l’un des premiers philosophe<text:span text:style-name="T34">s</text:span> à avoir établi les concepts <text:tab/>de <text:s/>conscient et d’inconscient.</text:p>
      <text:p text:style-name="P38">B<text:span text:style-name="T34">)<text:tab/></text:span>Freud s’est grandement inspiré de Nietzsche même si il a nié ce fait <text:tab/>toute sa vie.</text:p>
      <text:p text:style-name="P38">C<text:span text:style-name="T34">)<text:tab/>Pour Nietzsche, une grande partie de nos connaissances sont en fait <text:tab/>des a priori sur le monde.</text:span></text:p>
      <text:p text:style-name="P38">D<text:span text:style-name="T34">)<text:tab/>Le philosophe Allemand est un grand admirateur de la philosophie <text:tab/>platonicienne. Tout comme Platon, Nietzsche cherche à découvrir le <text:tab/>sens cachés des choses.</text:span></text:p>
      <text:p text:style-name="P38"/>
      <text:p text:style-name="P39">2<text:span text:style-name="T10">1</text:span>/ <text:span text:style-name="T34">Morale Nietzschéenne </text:span>I<text:span text:style-name="T11">I</text:span>:</text:p>
      <text:p text:style-name="P38"/>
      <text:p text:style-name="P38">A<text:span text:style-name="T34">)<text:tab/>L’éthique Nietzschéenne est une éthique non transcendantale.</text:span></text:p>
      <text:p text:style-name="P38">B<text:span text:style-name="T34">)<text:tab/>En tant que disciple de Schopenhauer, Nietzsche étend les idées <text:tab/>nihilistes de son maître à la morale. <text:s/></text:span></text:p>
      <text:p text:style-name="P38">C<text:span text:style-name="T34">)<text:tab/>Nietzsche considère le christianisme, ou encore la philosophie <text:tab/>platonicienne comme une forme de nihilisme.</text:span></text:p>
      <text:p text:style-name="P75">D)<text:tab/>Nietzsche partage le scepticisme d’un Schopenhauer ou d’un <text:tab/>Montaigne.</text:p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40">22/ <text:span text:style-name="T35">M</text:span>orale Nietzschéenne :</text:p>
      <text:p text:style-name="P40"/>
      <text:p text:style-name="P40">A<text:span text:style-name="T35">)<text:tab/></text:span>Le nihilisme morale de Nietzsche l’amène à déconsidérer la vie comme <text:tab/>valeur morale.</text:p>
      <text:p text:style-name="P40">B<text:span text:style-name="T35">)<text:tab/></text:span>Le respect de la vie en tant que force vitale est au fondement de <text:tab/>l’éthique nietzschéenne.</text:p>
      <text:p text:style-name="P40">C<text:span text:style-name="T35">)<text:tab/></text:span>la volonté de puissance est une volonté de domination, elle est la pierre <text:tab/>angulaire de la morale de Nietzsche.</text:p>
      <text:p text:style-name="P21">D<text:span text:style-name="T35">)<text:tab/>Le respect de la dignité humaine est un héritage de la morale <text:tab/>nietzschéenne.</text:span></text:p>
      <text:p text:style-name="P21"/>
      <text:p text:style-name="P41">23/ La morale Nietzschéenne:</text:p>
      <text:p text:style-name="P41"/>
      <text:p text:style-name="P41">A<text:span text:style-name="T35">)<text:tab/></text:span>Pour Nietzsche, est moral celui qui sait vivre dans l’éternel retour.</text:p>
      <text:p text:style-name="P41">B<text:span text:style-name="T35">)<text:tab/></text:span>Deviens surhomme celui qui parvient à s’extraire de l’éternel retour</text:p>
      <text:p text:style-name="P41">C<text:span text:style-name="T35">)<text:tab/>La volonté de puissance guide l’homme vers l’idéal nietzschéen du <text:tab/>surhomme.</text:span></text:p>
      <text:p text:style-name="P41">D<text:span text:style-name="T35">)<text:tab/>La volonté de puissance correspond à l’instinct de survie.</text:span></text:p>
      <text:p text:style-name="P49"/>
      <text:p text:style-name="P49"/>
      <text:p text:style-name="P50">24/ <text:span text:style-name="T36">C</text:span>ode <text:span text:style-name="T35">de déontologie I</text:span>:</text:p>
      <text:p text:style-name="P50"/>
      <text:p text:style-name="P50">A<text:span text:style-name="T35">)<text:tab/></text:span>Le métier d’audioprothèse ne possède pas son propre code de <text:tab/>déontologie.</text:p>
      <text:p text:style-name="P50">B<text:span text:style-name="T35">)<text:tab/></text:span>En tant que commerçant, l’audioprothésiste n’est soumis à aucun code <text:tab/><text:span text:style-name="T35">de </text:span>déontologie.</text:p>
      <text:p text:style-name="P50">C<text:span text:style-name="T35">)<text:tab/></text:span>La pratique de l’audioprothèse en France est soumis au code de <text:tab/>déontologie d’audioprothèse français.</text:p>
      <text:p text:style-name="P50">D<text:span text:style-name="T35">)<text:tab/></text:span>En matière de déontologie, l’audioprothésiste français doit se référer au <text:tab/>code de déontologie d’audioprothèse européen.</text:p>
      <text:p text:style-name="P50"/>
      <text:p text:style-name="P51">25/ <text:span text:style-name="T36">C</text:span>ode <text:span text:style-name="T35">de déontologie I</text:span>I:</text:p>
      <text:p text:style-name="P50"/>
      <text:p text:style-name="P50"><text:soft-page-break/>A<text:span text:style-name="T35">)<text:tab/></text:span>Un code de déontologie n’a d’intérêt que si il est accompagné de <text:tab/>sanctions établi<text:span text:style-name="T36">es</text:span> et exécuté<text:span text:style-name="T36">es</text:span> par un conseil de l’ordre ( comme c’est <text:tab/>le cas en médecine par exemple).</text:p>
      <text:p text:style-name="P50">B<text:span text:style-name="T35">)<text:tab/></text:span>Le code de déontologie <text:span text:style-name="T12">concerne la plupart du temps </text:span>les professionnels <text:tab/>en exercice, <text:span text:style-name="T12">ainsi que </text:span>les étudiants <text:span text:style-name="T12">en stage</text:span>.</text:p>
      <text:p text:style-name="P50">C<text:span text:style-name="T35">)<text:tab/></text:span>En audioprothèse, un manquement déontologique est toujours puni par <text:tab/>la loi.</text:p>
      <text:p text:style-name="P50">D<text:span text:style-name="T35">)<text:tab/></text:span>Un code de déontologie est avant tout un guide de « bonnes <text:tab/>pratiques ».</text:p>
      <text:p text:style-name="P50"/>
      <text:p text:style-name="P53">26/ <text:span text:style-name="T36">Code de déontologie III</text:span>:</text:p>
      <text:p text:style-name="P52"/>
      <text:p text:style-name="P52">A<text:span text:style-name="T36">)<text:tab/></text:span>Les audioprothésites sont tenus au secret professionnel.</text:p>
      <text:p text:style-name="P52">B<text:span text:style-name="T36">)<text:tab/></text:span>Le secret professionnel est un pilier de la déontologie médicale et <text:tab/>paramédicale.</text:p>
      <text:p text:style-name="P52">C<text:span text:style-name="T36">)<text:tab/></text:span>Le secret professionnel est nécessaire à la construction d’un lien de <text:tab/>confiance entre le patient et le professionnel de santé.</text:p>
      <text:p text:style-name="P52">D<text:span text:style-name="T36">)<text:tab/>Le non respect du secret professionnel est sanctionné 1 an <text:tab/>d’emprisonnement et 15 000 euros d’amende.</text:span></text:p>
      <text:p text:style-name="P52"/>
      <text:p text:style-name="P55">27/ <text:span text:style-name="T36">Code de déontologie IV</text:span>:</text:p>
      <text:p text:style-name="P54"/>
      <text:p text:style-name="P54">A<text:span text:style-name="T36">)<text:tab/>D</text:span>ans le code de déontologie médical français, il est établi que l’intérêt <text:tab/>du patient prime sur celui de la société ou de la science</text:p>
      <text:p text:style-name="P43"><text:span text:style-name="T25">B</text:span><text:span text:style-name="T26">)<text:tab/></text:span><text:span text:style-name="T25">Le principe du respect de la personne et de sa dignité (code </text:span><text:span text:style-name="T27">de <text:tab/></text:span><text:span text:style-name="T25">déontologie médical) est un exemple de l’influence de la philosophie <text:tab/>kantienne sur l’éthique contemporaine. <text:line-break/>C</text:span><text:span text:style-name="T26">)<text:tab/></text:span><text:span text:style-name="T25">Les principes utilitaristes sont complètement absent</text:span><text:span text:style-name="T27">s</text:span><text:span text:style-name="T25"> des codes de <text:tab/>déontologie relatif</text:span><text:span text:style-name="T27">s</text:span><text:span text:style-name="T25"> à la santé.<text:line-break/>D</text:span><text:span text:style-name="T26">)<text:tab/></text:span>Ce respect de la personne exige que l’ <text:span text:style-name="T18">audioprothésiste </text:span>honore le <text:tab/>contrat moral qui le lie au patient, en le considérant, dans toutes ses “ <text:tab/>prérogatives ” d’être humain, c’est-à-dire, en évitant de le traiter en <text:tab/>inférieur, en mineur, à plus forte raison en objet d’expérimentation.</text:p>
      <text:p text:style-name="P54"/>
      <text:p text:style-name="P54"/>
      <text:p text:style-name="P54"/>
      <text:p text:style-name="P57">28/ <text:span text:style-name="T36">Code de déontologie V</text:span>:</text:p>
      <text:p text:style-name="P56"/>
      <text:p text:style-name="P56"><text:soft-page-break/>A<text:span text:style-name="T37">)<text:tab/></text:span>L’indépendance professionnel<text:span text:style-name="T38">le</text:span> est une valeur forte de la déontologie <text:tab/>médicale et paramédicale.</text:p>
      <text:p text:style-name="P56">B<text:span text:style-name="T38">)<text:tab/></text:span>Le choix d’un appareillage doit être réalisé en conscience par <text:tab/>l’audioprothésiste, guidé par le seul intérêt du patient, en prenant en <text:tab/>compte l’état des connaissances scientifiques.</text:p>
      <text:p text:style-name="P56">C<text:span text:style-name="T38">)<text:tab/></text:span>Le choix d’appareillage peut être influencé par un tiers (mutuelle, <text:tab/>employeur, famille du patient) <text:span text:style-name="T13">afin que certaines parties prenantes au <text:tab/>projet d’appareillage soient favorisées.</text:span></text:p>
      <text:p text:style-name="P56">D<text:span text:style-name="T38">)<text:tab/>L’audioprothésiste est le gardien de l’intérêt du patient.</text:span></text:p>
      <text:p text:style-name="P56"/>
      <text:p text:style-name="P59">29/ <text:span text:style-name="T36">Code de déontologie VI</text:span>:</text:p>
      <text:p text:style-name="P58"/>
      <text:p text:style-name="P58">A<text:span text:style-name="T38">)<text:tab/></text:span>L’audioprothésiste module son implication professionnel<text:span text:style-name="T38">le</text:span> en fonction <text:tab/>de <text:span text:style-name="T38">l</text:span>a nationalité de son patient.</text:p>
      <text:p text:style-name="P58">B<text:span text:style-name="T38">)<text:tab/></text:span>L’audioprothésiste module son implication professionnel en fonction du <text:tab/>type de couverture maladie de son patient.</text:p>
      <text:p text:style-name="P58">C<text:span text:style-name="T38">)<text:tab/></text:span>L’audioprothésiste module son implication professionnel en fonction de <text:tab/>l’âge de son patient.</text:p>
      <text:p text:style-name="P58">D<text:span text:style-name="T38">)<text:tab/>En tant que commerçant, l’audioprothésiste contrairement au médecin <text:tab/>ne peut invoquer le refus de soin sous peine d’être poursuivi pour refus <text:tab/>de vente.</text:span></text:p>
      <text:p text:style-name="P58"/>
      <text:p text:style-name="P60">30/ <text:span text:style-name="T14">Le choix d’appareillage (hors appareil implantable):</text:span></text:p>
      <text:p text:style-name="P60"/>
      <text:p text:style-name="P61">A<text:span text:style-name="T38">)<text:tab/></text:span>L’audioprothésiste effectue le choix de l’appareillage dans l’intérêt du <text:tab/>patient.</text:p>
      <text:p text:style-name="P61">B<text:span text:style-name="T38">)<text:tab/></text:span>Le médecin ORL effectue le choix de l’appareillage dans l’intérêt du <text:tab/>patient.</text:p>
      <text:p text:style-name="P61">C<text:span text:style-name="T38">)<text:tab/></text:span>L’audioprothésiste établit la nécessité d’un appareillage monaural ou <text:tab/>binaural.</text:p>
      <text:p text:style-name="P61">D<text:span text:style-name="T38">)<text:tab/></text:span>En le précisant sur l’ordonnance, le médecin ORL peut contraindre <text:tab/>l’audioprothésiste dans sa forme d’appareillage par exemple.</text:p>
      <text:p text:style-name="P61"/>
      <text:p text:style-name="P61">31/ Le libre choix du praticien :</text:p>
      <text:p text:style-name="P61"/>
      <text:p text:style-name="P61">A<text:span text:style-name="T39">)<text:tab/></text:span>Le libre choix du praticien est une valeur fondamentale du système de <text:tab/>santé français.</text:p>
      <text:p text:style-name="P61">B<text:span text:style-name="T39">)<text:tab/></text:span>Le libre choix du praticien s’oppose à la mise en place de réseau de <text:tab/>soins <text:span text:style-name="T39">(mutualiste)</text:span> dans le monde médical.</text:p>
      <text:p text:style-name="P61"><text:soft-page-break/>C<text:span text:style-name="T39">)<text:tab/></text:span>Le libre choix de l’audioprothésiste est clairement établi dans le code de <text:tab/>déontologie européen <text:span text:style-name="T15">d’audioprothèse</text:span></text:p>
      <text:p text:style-name="P61">D<text:span text:style-name="T39">)<text:tab/>Le libre choix du praticien est une valeur éthqique que nous partageons <text:tab/>avec les systèmes de soins anglo-saxons.</text:span></text:p>
      <text:p text:style-name="P61"/>
      <text:p text:style-name="P62">32/ <text:span text:style-name="T39">La f</text:span>ormation:</text:p>
      <text:p text:style-name="P62"/>
      <text:p text:style-name="P62">A<text:span text:style-name="T39">)<text:tab/></text:span>Les médecins sont légitime à agir dans le cadre médical de part la <text:tab/>qualité et de la spécificité de leur formation.</text:p>
      <text:p text:style-name="P62">B<text:span text:style-name="T39">)<text:tab/></text:span>Les audioprothésiste sont légitime<text:span text:style-name="T39">s</text:span> à agir dans le cadre <text:tab/><text:span text:style-name="T16">audioprothétique</text:span> de part la qualité et de la spécificité de leur formation.</text:p>
      <text:p text:style-name="P62">C<text:span text:style-name="T39">)<text:tab/></text:span>D’après le code de déontologie européen d’audioprothèse, <text:tab/>l’audioprothésiste est tenu à se perfectionner dans ses connaissances <text:tab/>tout au long de sa carrière. Cette notion de formation continu est inspiré <text:tab/>de celle présente dans le code déontologie médical.</text:p>
      <text:p text:style-name="P62">D<text:span text:style-name="T39">)<text:tab/></text:span>D’après le code de déontologie européen d’audioprothèse, <text:tab/>l’audioprothésiste est tenu uniquement de suivre une formation initiale <text:tab/>de qualité. Contrairement à ce que l’on peut trouver dans d’autres c<text:span text:style-name="T39">o</text:span>de <text:tab/><text:span text:style-name="T39">de</text:span> déontologie, il n’est <text:span text:style-name="T39">fait</text:span> aucune mention du caractère morale d’une <text:tab/>formation continu.</text:p>
      <text:p text:style-name="P62"/>
      <text:p text:style-name="P62">33/ La publicité :</text:p>
      <text:p text:style-name="P62"/>
      <text:p text:style-name="P62">A<text:span text:style-name="T39">)<text:tab/></text:span>La publicité est interdite au<text:span text:style-name="T39">x</text:span> médecin<text:span text:style-name="T39">s</text:span>.</text:p>
      <text:p text:style-name="P62">B<text:span text:style-name="T39">)<text:tab/></text:span>La publicité est <text:span text:style-name="T17">interdite aux audioprothésistes.</text:span></text:p>
      <text:p text:style-name="P63">C<text:span text:style-name="T39">)<text:tab/></text:span>Du fait de son statut de <text:span text:style-name="T39">commerçant</text:span>, la publicité est autorisé dans <text:tab/>l’activité d’audioprothèse.</text:p>
      <text:p text:style-name="P63">D<text:span text:style-name="T39">)<text:tab/></text:span>Dans le code de <text:span text:style-name="T39">déontologie</text:span> européen d’audioprothèse, le sujet de <text:span text:style-name="T39">l</text:span>a <text:tab/>publicité n’est pas abordé.</text:p>
      <text:p text:style-name="P63"/>
      <text:p text:style-name="P63"/>
      <text:p text:style-name="P63">34/ <text:span text:style-name="T39">Les </text:span>relations avec les confrères:</text:p>
      <text:p text:style-name="P63"/>
      <text:p text:style-name="P63">A<text:span text:style-name="T39">)<text:tab/></text:span>Décrédibiliser un audioprothésiste concurrent est contraire à la <text:tab/>déontologie.</text:p>
      <text:p text:style-name="P63">B<text:span text:style-name="T39">)<text:tab/></text:span>Il est de bonne confraternité de prendre la défense d'un <text:tab/>audioprothésiste injustement dénigré.</text:p>
      <text:p text:style-name="P63"><text:soft-page-break/>C<text:span text:style-name="T39">)<text:tab/>L’interdiction morale de décrédibiliser la profession dans son ensemble <text:tab/>n’est pas présente dans le code de déontologie européen <text:tab/>d’audioprothèse.</text:span></text:p>
      <text:p text:style-name="P79">D)<text:tab/>toutes les réponses sont justes.</text:p>
      <text:p text:style-name="P64"/>
      <text:p text:style-name="P64"/>
      <text:p text:style-name="P64"/>
      <text:p text:style-name="P64"/>
      <text:p text:style-name="P64">35/ <text:span text:style-name="T39">Le </text:span>droit à l’information:</text:p>
      <text:p text:style-name="P64"/>
      <text:p text:style-name="P64">A<text:span text:style-name="T39">)<text:tab/></text:span>Dans la déontologie médical moderne, le médecin reste le seul <text:tab/>décisionnaire d<text:span text:style-name="T40">e</text:span> la prise en charge du patient.</text:p>
      <text:p text:style-name="P64">B<text:span text:style-name="T39">)<text:tab/></text:span>Dans la déontologie médical moderne, le patient est décisionnaire de <text:tab/>sa prise en charge.</text:p>
      <text:p text:style-name="P64">C<text:span text:style-name="T39">)<text:tab/>Le médecin présente à son patient dans le détail uniquement la prise <text:tab/>en charge qui lui est conseillé.</text:span></text:p>
      <text:p text:style-name="P24">D<text:span text:style-name="T39">)<text:tab/></text:span>Ce principe du droit à l’information du patient est repris dans le code de <text:tab/>d<text:span text:style-name="T40">é</text:span>ontologie européen d’ audioprothè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0:20:21.043954622</meta:creation-date>
    <dc:date>2018-04-16T13:57:55.054984102</dc:date>
    <meta:editing-duration>PT34M5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1" meta:paragraph-count="183" meta:word-count="2256" meta:character-count="14347" meta:non-whitespace-character-count="12155"/>
  </office:meta>
</office:document-meta>
</file>